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entury Gothic" svg:font-family="'Century Gothic'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imbus Mono PS" svg:font-family="'Nimbus Mono PS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29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17.9728in"/>
    </style:style>
    <style:style style:name="co5" style:family="table-column">
      <style:table-column-properties fo:break-before="auto" style:column-width="11.9028in"/>
    </style:style>
    <style:style style:name="co6" style:family="table-column">
      <style:table-column-properties fo:break-before="auto" style:column-width="0.1071in"/>
    </style:style>
    <style:style style:name="co7" style:family="table-column">
      <style:table-column-properties fo:break-before="auto" style:column-width="12.0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1.0154in" fo:break-before="auto" style:use-optimal-row-height="true"/>
    </style:style>
    <style:style style:name="ro4" style:family="table-row">
      <style:table-row-properties style:row-height="1.5028in" fo:break-before="auto" style:use-optimal-row-height="true"/>
    </style:style>
    <style:style style:name="ro5" style:family="table-row">
      <style:table-row-properties style:row-height="2.3425in" fo:break-before="auto" style:use-optimal-row-height="true"/>
    </style:style>
    <style:style style:name="ro6" style:family="table-row">
      <style:table-row-properties style:row-height="0.8083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2409in" fo:break-before="auto" style:use-optimal-row-height="true"/>
    </style:style>
    <style:style style:name="ro9" style:family="table-row">
      <style:table-row-properties style:row-height="0.5591in" fo:break-before="auto" style:use-optimal-row-height="true"/>
    </style:style>
    <style:style style:name="ro10" style:family="table-row">
      <style:table-row-properties style:row-height="2.7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solid #000000"/>
      <style:text-properties style:font-name="Nimbus Mono PS" fo:font-size="16pt" style:font-size-asian="16pt" style:font-size-complex="16pt"/>
    </style:style>
    <style:style style:name="ce2" style:family="table-cell" style:parent-style-name="Default">
      <style:text-properties style:font-name="Nimbus Mono PS" fo:font-size="12pt" style:font-size-asian="12pt" style:font-size-complex="12pt"/>
    </style:style>
    <style:style style:name="ce3" style:family="table-cell" style:parent-style-name="Default">
      <style:text-properties fo:color="#000000" style:font-name="Nimbus Mono PS" fo:font-size="14pt" style:font-size-asian="14pt" style:font-size-complex="14pt"/>
    </style:style>
    <style:style style:name="ce4" style:family="table-cell" style:parent-style-name="Default">
      <style:text-properties fo:color="#000000" style:font-name="Nimbus Mono PS" fo:font-size="12pt" style:font-size-asian="12pt" style:font-size-complex="12pt">
        <loext:char-complex-color loext:theme-type="dark1" loext:color-type="theme"/>
      </style:text-properties>
    </style:style>
    <style:style style:name="ce5" style:family="table-cell" style:parent-style-name="Default">
      <style:text-properties fo:color="#000000" style:font-name="Century Gothic" fo:font-size="14pt" style:font-size-asian="14pt" style:font-size-complex="14pt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f2cbf8"/>
      <style:text-properties style:font-name="C059" fo:font-size="16pt" style:font-name-asian="DejaVu Sans" style:font-size-asian="16pt" style:font-name-complex="Noto Sans Arabic" style:font-size-complex="16pt"/>
    </style:style>
    <style:style style:name="ce15" style:family="table-cell" style:parent-style-name="Default">
      <style:table-cell-properties fo:background-color="#f5cd53"/>
      <style:text-properties fo:color="#023f62" style:font-name="C059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="0.74pt solid #000000"/>
    </style:style>
    <style:style style:name="T1" style:family="text">
      <style:text-properties style:font-name="Nimbus Mono PS" fo:font-size="12pt" style:font-size-asian="12pt" style:font-size-complex="12pt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imbus Mono P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Nimbus Mono P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fo:color="#000000" style:font-name="Nimbus Mono P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5"/>
          <table:table-cell table:style-name="ce1" office:value-type="string" calcext:value-type="string">
            <text:p><text:s text:c="8"/>class websit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3">
          <table:table-cell table:number-columns-repeated="5"/>
          <table:table-cell table:style-name="ce2" office:value-type="string" calcext:value-type="string">
            <text:p>Code of Conduct: As a project team, we will:</text:p>
            <text:p/>
            <text:p>Work proactively, anticipating potential problems and working to prevent</text:p>
            <text:p>them.</text:p>
            <text:p>Keep other team members informed of information related to the project.</text:p>
            <text:p>Focus on what is best for the entire project team.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4">
          <table:table-cell table:number-columns-repeated="5"/>
          <table:table-cell office:value-type="string" calcext:value-type="string">
            <text:p><text:span text:style-name="T1">Participation: We will:</text:span></text:p>
            <text:p/>
            <text:p><text:span text:style-name="T1">Be honest and open during all project activities.</text:span></text:p>
            <text:p><text:span text:style-name="T1">Encourage diversity in team work.</text:span></text:p>
            <text:p><text:span text:style-name="T1">Provide the opportunity for equal participation.</text:span></text:p>
            <text:p><text:span text:style-name="T1">Be open to new approaches and consider new ideas.</text:span></text:p>
            <text:p><text:span text:style-name="T1">Have one discussion at a time.</text:span></text:p>
            <text:p><text:span text:style-name="T1">Let the project manager know well in advance if a team member has to miss a</text:span></text:p>
            <text:p><text:span text:style-name="T1">meeting or may have trouble meeting a deadline for a given task.</text:span>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5">
          <table:table-cell table:number-columns-repeated="5"/>
          <table:table-cell table:style-name="ce2" office:value-type="string" calcext:value-type="string">
            <text:p>Communication: We will:</text:p>
            <text:p/>
            <text:p>Decide as a team on the best way to communicate. Since a few team members</text:p>
            <text:p>cannot meet often for face-to-face meetings, we will use e-mail, a project Web</text:p>
            <text:p>site, and other technology to assist in communicating.</text:p>
            <text:p>We will listen to everyone’s suggestions and take the decision accordingly for the future project benefits </text:p>
            <text:p>Have the project manager facilitate all meetings and arrange for phone and vid-eo</text:p>
            <text:p> conferences, as needed.</text:p>
            <text:p/>
            <text:p>Work together to create the project schedule and enter actuals into our enter-</text:p>
            <text:p>prise-wide project management system by 8 p.m. every Friday.</text:p>
            <text:p/>
            <text:p>Present ideas clearly and concisely.</text:p>
            <text:p>Keep discussions on track.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6">
          <table:table-cell table:number-columns-repeated="5"/>
          <table:table-cell table:style-name="ce3" office:value-type="string" calcext:value-type="string">
            <text:p><text:span text:style-name="T2">GOALS / METRICS:100% availability of syllabus and study materials online  Secure login for students and teachers</text:span></text:p>
            <text:p><text:span text:style-name="T2">                Developing a good and functional website for the class </text:span></text:p>
            <text:p/>
            <text:p/>
          </table:table-cell>
          <table:table-cell/>
        </table:table-row>
        <table:table-row table:style-name="ro1">
          <table:table-cell table:number-columns-repeated="7"/>
        </table:table-row>
        <table:table-row table:style-name="ro7">
          <table:table-cell table:number-columns-repeated="5"/>
          <table:table-cell table:style-name="ce4" office:value-type="string" calcext:value-type="string">
            <text:p><text:span text:style-name="T2">         EXPECTED DELIVERABLES: Fully functional class website  Home page with announcements  Syllabus page  Student login portal  Teacher login portal  Contact and feedback module  Basic user documentation.</text:span></text:p>
            <text:p><text:span text:style-name="T2">                                                          </text:span>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8">
          <table:table-cell table:number-columns-repeated="5"/>
          <table:table-cell table:style-name="ce5" office:value-type="string" calcext:value-type="string">
            <text:p>PROJECT SCOPE: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<text:span text:style-name="T3"> </text:span><text:span text:style-name="T4">Website design and development </text:span></text:p>
            <text:p><text:span text:style-name="T5"> Login authentication system </text:span></text:p>
            <text:p><text:span text:style-name="T5"> Content management for syllabus and notices </text:span></text:p>
            <text:p><text:span text:style-name="T5"> Basic security features  Testing and deployment</text:span></text:p>
          </table:table-cell>
          <table:table-cell/>
        </table:table-row>
        <table:table-row table:style-name="ro1" table:number-rows-repeated="7">
          <table:table-cell table:number-columns-repeated="7"/>
        </table:table-row>
        <table:table-row table:style-name="ro2">
          <table:table-cell table:number-columns-repeated="5"/>
          <table:table-cell table:style-name="ce14" office:value-type="string" calcext:value-type="string">
            <text:p>Requirements Traceability Matrix (RTM) – Class Websit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0">
          <table:table-cell table:number-columns-repeated="5"/>
          <table:table-cell table:style-name="ce15" office:value-type="string" calcext:value-type="string">
            <text:p>Req ID               Requirement  Description                                    Type                           Source                     Design Ref                     Implementation                    Test Case                           IDStatus</text:p>
            <text:p> </text:p>
            <text:p>R1              Website shall display class information                    Functional                   Instructor                  UI-01                             html page                                 tc-01                                    done</text:p>
            <text:p/>
            <text:p>                   (course name, instructor, schedule)</text:p>
            <text:p/>
            <text:p> </text:p>
            <text:p/>
            <text:p>R2       Website shall provide syllabus download                        Functional                    Instructor                 UI-02                         html page and pdf                     tc-02                                     done</text:p>
            <text:p/>
            <text:p/>
            <text:p/>
            <text:p>      </text:p>
            <text:p/>
            <text:p>R3        Website shall show announcements/updates                  Functional                     Instructor                  UI-03                           html/css                                    tc-03                                       done</text:p>
            <text:p/>
            <text:p/>
            <text:p/>
            <text:p/>
            <text:p>R4       Website should list assignments with due dates              Functional                    Instructor                 UI-04                              html/css                                 tc-04                                        done</text:p>
          </table:table-cell>
          <table:table-cell/>
        </table:table-row>
        <table:table-row table:style-name="ro1">
          <table:table-cell table:number-columns-repeated="5"/>
          <table:table-cell table:style-name="ce8" office:value-type="string" calcext:value-type="string">
            <text:p>R1</text:p>
          </table:table-cell>
          <table:table-cell/>
        </table:table-row>
        <table:table-row table:style-name="ro1">
          <table:table-cell table:number-columns-repeated="5"/>
          <table:table-cell table:style-name="ce8" office:value-type="string" calcext:value-type="string">
            <text:p>R2</text:p>
          </table:table-cell>
          <table:table-cell/>
        </table:table-row>
        <table:table-row table:style-name="ro1">
          <table:table-cell table:number-columns-repeated="5"/>
          <table:table-cell table:style-name="ce8" office:value-type="string" calcext:value-type="string">
            <text:p>R3</text:p>
          </table:table-cell>
          <table:table-cell/>
        </table:table-row>
        <table:table-row table:style-name="ro1">
          <table:table-cell table:number-columns-repeated="5"/>
          <table:table-cell table:style-name="ce8" office:value-type="string" calcext:value-type="string">
            <text:p>R4</text:p>
          </table:table-cell>
          <table:table-cell/>
        </table:table-row>
        <table:table-row table:style-name="ro1">
          <table:table-cell table:number-columns-repeated="5"/>
          <table:table-cell table:style-name="ce8" office:value-type="string" calcext:value-type="string">
            <text:p>R5</text:p>
          </table:table-cell>
          <table:table-cell/>
        </table:table-row>
        <table:table-row table:style-name="ro1">
          <table:table-cell table:number-columns-repeated="5"/>
          <table:table-cell table:style-name="ce8" office:value-type="string" calcext:value-type="string">
            <text:p>R6</text:p>
          </table:table-cell>
          <table:table-cell/>
        </table:table-row>
        <table:table-row table:style-name="ro1" table:number-rows-repeated="4">
          <table:table-cell table:number-columns-repeated="5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entury Gothic" svg:font-family="'Century Gothic'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imbus Mono PS" svg:font-family="'Nimbus Mono PS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 style:data-style-name="N2" text:time-value="11:44:36.1967064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1T09:47:02.368324638</meta:creation-date>
    <dc:date>2026-01-21T12:06:09.819024342</dc:date>
    <meta:editing-duration>PT13M37S</meta:editing-duration>
    <meta:editing-cycles>3</meta:editing-cycles>
    <meta:generator>LibreOffice/24.2.7.2$Linux_X86_64 LibreOffice_project/420$Build-2</meta:generator>
    <meta:document-statistic meta:table-count="2" meta:cell-count="16" meta:object-count="0"/>
  </office:meta>
</office:document-meta>
</file>